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8" style:family="paragraph" style:parent-style-name="Table_20_Contents" style:list-style-name="L2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9" style:family="paragraph" style:parent-style-name="Table_20_Contents" style:list-style-name="L2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0" style:family="paragraph" style:parent-style-name="Table_20_Contents" style:list-style-name="L3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style:font-name-asian="メイリオ1" style:font-size-asian="22pt" style:font-size-complex="22pt"/>
    </style:style>
    <style:style style:name="P22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4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2">23_37</text:span>----------------------------------------------------------------</text:p>
      <text:p text:style-name="P7">[38] res free# JVEMV6 37#23_X / 37. miscs / 23. CO2 / 20200608_172831</text:p>
      <text:p text:style-name="P5"/>
      <text:p text:style-name="P4">[do] <text:span text:style-name="T4">#_ </text:span></text:p>
      <text:list xml:id="list1897171451194112915" text:style-name="L1">
        <text:list-item>
          <text:p text:style-name="P23">REVIEW </text:p>
        </text:list-item>
        <text:list-item>
          <text:p text:style-name="P23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8527270" text:continue-numbering="true" text:style-name="L1">
        <text:list-item>
          <text:list>
            <text:list-item>
              <text:p text:style-name="P23">==&gt; COMP</text:p>
            </text:list-item>
          </text:list>
        </text:list-item>
        <text:list-item>
          <text:p text:style-name="P23"/>
        </text:list-item>
      </text:list>
      <text:p text:style-name="P4"/>
      <text:p text:style-name="P4">[next]</text:p>
      <text:list xml:id="list3326470313824342875" text:style-name="L2">
        <text:list-item>
          <text:p text:style-name="P24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8525295" text:continue-numbering="true" text:style-name="L2">
        <text:list-item>
          <text:p text:style-name="P24"/>
        </text:list-item>
      </text:list>
      <text:p text:style-name="P4"><text:soft-page-break/>[further]</text:p>
      <text:p text:style-name="P12"><text:line-break/><text:span text:style-name="T5">[/ XXX] 20200608_172750</text:span></text:p>
      <text:p text:style-name="P5"/>
      <text:p text:style-name="P2"/>
      <text:p text:style-name="P4"><text:span text:style-name="T2">23_38</text:span>----------------------------------------------------------------</text:p>
      <text:p text:style-name="P7">[39] res free# JVEMV6 37#23_X / 37. miscs / 23. CO2 / 20200609_171220</text:p>
      <text:p text:style-name="P5"/>
      <text:p text:style-name="P4">[do] <text:span text:style-name="T4">#_ </text:span></text:p>
      <text:list xml:id="list2552212857029791300" text:style-name="L3">
        <text:list-item>
          <text:p text:style-name="P25">REVIEW </text:p>
        </text:list-item>
        <text:list-item>
          <text:p text:style-name="P25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8544230" text:continue-numbering="true" text:style-name="L3">
        <text:list-item>
          <text:p text:style-name="P25"/>
        </text:list-item>
      </text:list>
      <text:p text:style-name="P4">[next]</text:p>
      <text:list xml:id="list9072303246706269818" text:style-name="L4">
        <text:list-item>
          <text:p text:style-name="P26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8530364" text:continue-numbering="true" text:style-name="L4">
        <text:list-item>
          <text:p text:style-name="P26"/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2"/>
      <text:p text:style-name="P4"><text:span text:style-name="T2">23_39</text:span>----------------------------------------------------------------</text:p>
      <text:p text:style-name="P7">[40] res free# JVEMV6 37#23_X / 37. miscs / 23. CO2 / 20200610_185858</text:p>
      <text:p text:style-name="P5"/>
      <text:p text:style-name="P4">[do] <text:span text:style-name="T4">#_ </text:span></text:p>
      <text:list xml:id="list3791888903584646704" text:style-name="L5">
        <text:list-item>
          <text:p text:style-name="P27">REVIEW </text:p>
        </text:list-item>
        <text:list-item>
          <text:p text:style-name="P27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8541317" text:continue-numbering="true" text:style-name="L5">
        <text:list-item>
          <text:p text:style-name="P27"/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1327775190554891651" text:style-name="L6">
        <text:list-item>
          <text:p text:style-name="P28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8518925" text:continue-numbering="true" text:style-name="L6">
        <text:list-item>
          <text:p text:style-name="P28"/>
        </text:list-item>
      </text:list>
      <text:p text:style-name="P4">[further]</text:p>
      <text:p text:style-name="P12"><text:line-break/><text:span text:style-name="T5">[/ XXX] 20200610_191443</text:span></text:p>
      <text:p text:style-name="P5"/>
      <text:p text:style-name="P2"/>
      <text:p text:style-name="P5"/>
      <text:p text:style-name="P4"><text:span text:style-name="T2">23_40</text:span>----------------------------------------------------------------</text:p>
      <text:p text:style-name="P7">[41] res free# JVEMV6 37#23_X / 37. miscs / 23. CO2 / 20200613_164530</text:p>
      <text:p text:style-name="P5"/>
      <text:p text:style-name="P4">[do] <text:span text:style-name="T4">#_ </text:span></text:p>
      <text:list xml:id="list7955252165206098947" text:style-name="L7">
        <text:list-item>
          <text:p text:style-name="P29">REVIEW </text:p>
        </text:list-item>
        <text:list-item>
          <text:p text:style-name="P29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8520639" text:continue-numbering="true" text:style-name="L7">
        <text:list-item>
          <text:p text:style-name="P29"><text:soft-page-break/>TASK-2 : #21</text:p>
        </text:list-item>
      </text:list>
      <text:p text:style-name="P4"/>
      <text:p text:style-name="P4">[next]</text:p>
      <text:list xml:id="list7916898012036822219" text:style-name="L8">
        <text:list-item>
          <text:p text:style-name="P50">TASK : #22</text:p>
        </text:list-item>
      </text:list>
      <text:p text:style-name="P4">[further]</text:p>
      <text:p text:style-name="P12"><text:line-break/><text:span text:style-name="T5">[/ XXX] 20200613_171508</text:span></text:p>
      <text:p text:style-name="P5"/>
      <text:p text:style-name="P2"/>
      <text:p text:style-name="P5"/>
      <text:p text:style-name="P4"><text:span text:style-name="T2">23_41</text:span>----------------------------------------------------------------</text:p>
      <text:p text:style-name="P7">[42] res free# JVEMV6 37#23_X / 37. miscs / 23. CO2 / 20200616_183333</text:p>
      <text:p text:style-name="P3"/>
      <text:p text:style-name="P4">[do] <text:span text:style-name="T4">#_ </text:span></text:p>
      <text:list xml:id="list3530862701373848231" text:style-name="L9">
        <text:list-item>
          <text:p text:style-name="P30">REVIEW </text:p>
        </text:list-item>
        <text:list-item>
          <text:p text:style-name="P30"><text:span text:style-name="T4">#_ </text:span>TASK-1 : #22</text:p>
        </text:list-item>
        <text:list-item>
          <text:p text:style-name="P30"><text:span text:style-name="T4">#_ </text:span>SEG-1 : search ==&gt; “plasma microwave discharge”</text:p>
          <text:list>
            <text:list-item>
              <text:p text:style-name="P30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0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4">[next]</text:p>
      <text:list xml:id="list4247622627833559934" text:style-name="L10">
        <text:list-item>
          <text:p text:style-name="P31">TASK : M-47 / #21.1 “<text:span text:style-name="T8">Gliding arc (GA) discharge</text:span>”</text:p>
        </text:list-item>
      </text:list>
      <text:p text:style-name="P4">[further]</text:p>
      <text:p text:style-name="P12"><text:line-break/><text:soft-page-break/><text:span text:style-name="T5">[/ XXX] 20200616_183312</text:span></text:p>
      <text:p text:style-name="P5"/>
      <text:p text:style-name="P2"/>
      <text:p text:style-name="P4"><text:span text:style-name="T2">23_42</text:span>----------------------------------------------------------------</text:p>
      <text:p text:style-name="P7">[43] res free# JVEMV6 37#23_X / 37. miscs / 23. CO2 / 20200617_180655</text:p>
      <text:p text:style-name="P3"/>
      <text:p text:style-name="P4">[do] <text:span text:style-name="T4">#_ </text:span></text:p>
      <text:list xml:id="list6939509210703552975" text:style-name="L11">
        <text:list-item>
          <text:p text:style-name="P32">REVIEW </text:p>
        </text:list-item>
        <text:list-item>
          <text:p text:style-name="P32"><text:span text:style-name="T4">#_ </text:span>TASK-1 : M-47 / #21.1 “<text:span text:style-name="T8">Gliding arc (GA) discharge</text:span>”</text:p>
          <text:list>
            <text:list-item>
              <text:p text:style-name="P32">==&gt; COMP</text:p>
            </text:list-item>
          </text:list>
        </text:list-item>
      </text:list>
      <text:p text:style-name="P4">[next]</text:p>
      <text:list xml:id="list5974366193370227844" text:style-name="L12">
        <text:list-item>
          <text:p text:style-name="P51">TASK : #21.1.1 ==&gt; memo-out</text:p>
        </text:list-item>
      </text:list>
      <text:p text:style-name="P4">[further]</text:p>
      <text:p text:style-name="P12"><text:line-break/><text:span text:style-name="T5">[/ XXX] 20200617_185537</text:span></text:p>
      <text:p text:style-name="P5"/>
      <text:p text:style-name="P2"/>
      <text:p text:style-name="P4"><text:span text:style-name="T2">23_43</text:span>----------------------------------------------------------------</text:p>
      <text:p text:style-name="P7">[44] res free# JVEMV6 37#23_X / 37. miscs / 23. CO2 / 20200618_181124</text:p>
      <text:p text:style-name="P3"/>
      <text:p text:style-name="P3"/>
      <text:p text:style-name="P4">[do] <text:span text:style-name="T4">#_ </text:span></text:p>
      <text:list xml:id="list1627318945118684004" text:style-name="L13">
        <text:list-item>
          <text:p text:style-name="P33"><text:soft-page-break/>REVIEW </text:p>
        </text:list-item>
        <text:list-item>
          <text:p text:style-name="P33">TASK-1 : #21.1.1 ==&gt; memo-out</text:p>
          <text:list>
            <text:list-item>
              <text:p text:style-name="P33">T-1.1</text:p>
              <text:list>
                <text:list-item>
                  <text:p text:style-name="P33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14"/>
      <text:p text:style-name="P4">[next]</text:p>
      <text:list xml:id="list3338587042112777156" text:style-name="L14">
        <text:list-item>
          <text:p text:style-name="P34">TASK : #22 / M-47</text:p>
          <text:list>
            <text:list-item>
              <text:p text:style-name="P34">==&gt; pick up again</text:p>
            </text:list-item>
          </text:list>
        </text:list-item>
      </text:list>
      <text:p text:style-name="P4">[further]</text:p>
      <text:p text:style-name="P12"><text:line-break/><text:span text:style-name="T5">[/ XXX] 20200618_185031</text:span></text:p>
      <text:p text:style-name="P5"/>
      <text:p text:style-name="P2"/>
      <text:p text:style-name="P4"><text:span text:style-name="T2">23_44</text:span>----------------------------------------------------------------</text:p>
      <text:p text:style-name="P7">[45] res free# JVEMV6 37#23_X / 37. miscs / 23. CO2 / 20200620_124350</text:p>
      <text:p text:style-name="P3"/>
      <text:p text:style-name="P4">[do] <text:span text:style-name="T4">#_ </text:span></text:p>
      <text:list xml:id="list9049818743783504203" text:style-name="L15">
        <text:list-item>
          <text:p text:style-name="P35">REVIEW </text:p>
        </text:list-item>
        <text:list-item>
          <text:p text:style-name="P35">TASK-1 : #22 / M-47</text:p>
          <text:list>
            <text:list-item>
              <text:p text:style-name="P35">search : plasma radio frequency</text:p>
              <text:list>
                <text:list-item>
                  <text:p text:style-name="P35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5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5">search : “RF plasma”</text:p>
              <text:list>
                <text:list-item>
                  <text:p text:style-name="P35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5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5">search : “plasma corona discharge”</text:p>
              <text:list>
                <text:list-item>
                  <text:p text:style-name="P35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5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5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</text:p>
          <text:list>
            <text:list-item>
              <text:list>
                <text:list-item>
                  <text:p text:style-name="P35">M-47 ==&gt; plasma + catalysis</text:p>
                </text:list-item>
              </text:list>
            </text:list-item>
          </text:list>
        </text:list-item>
      </text:list>
      <text:p text:style-name="P4">[next]</text:p>
      <text:list xml:id="list4985847667844831094" text:style-name="L16">
        <text:list-item>
          <text:p text:style-name="P52">TASK : #24.6 / M-47</text:p>
        </text:list-item>
      </text:list>
      <text:p text:style-name="P4">[further]</text:p>
      <text:p text:style-name="P12"><text:line-break/><text:span text:style-name="T5">[/ XXX] 20200620_141224</text:span></text:p>
      <text:p text:style-name="P5"/>
      <text:p text:style-name="P2"/>
      <text:p text:style-name="P4"><text:span text:style-name="T2">23_45</text:span>----------------------------------------------------------------</text:p>
      <text:p text:style-name="P7">[46] res free# JVEMV6 37#23_X / 37. miscs / 23. CO2 / 20200629_163840</text:p>
      <text:p text:style-name="P3"/>
      <text:p text:style-name="P4">[do] <text:span text:style-name="T4">#_ </text:span></text:p>
      <text:list xml:id="list5273765093378358013" text:style-name="L17">
        <text:list-item>
          <text:p text:style-name="P36"><text:soft-page-break/>REVIEW </text:p>
        </text:list-item>
        <text:list-item>
          <text:p text:style-name="P36">TASK-1 : #24.6 / M-47 </text:p>
          <text:list>
            <text:list-item>
              <text:p text:style-name="P36">#24.6</text:p>
              <text:list>
                <text:list-item>
                  <text:p text:style-name="P36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6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4">[next]</text:p>
      <text:list xml:id="list1314081561539856800" text:style-name="L18">
        <text:list-item>
          <text:p text:style-name="P53">TASK : M-52</text:p>
        </text:list-item>
      </text:list>
      <text:p text:style-name="P4">[further]</text:p>
      <text:p text:style-name="P12"><text:line-break/><text:span text:style-name="T5">[/ XXX] 20200629_172921</text:span></text:p>
      <text:p text:style-name="P5"/>
      <text:p text:style-name="P2"/>
      <text:p text:style-name="P4"><text:span text:style-name="T2">23.1_X</text:span>----------------------------------------------------------------</text:p>
      <text:p text:style-name="P7">[1] res free# JVEMV6 37#23.1_X / 37. miscs / 23. CO2 / 1. mind-map / 20200705_181205</text:p>
      <text:p text:style-name="P3"/>
      <text:p text:style-name="P4">[do] <text:span text:style-name="T4">#_ </text:span></text:p>
      <text:list xml:id="list2148473080395660790" text:style-name="L19">
        <text:list-item>
          <text:p text:style-name="P37">REVIEW </text:p>
        </text:list-item>
        <text:list-item>
          <text:p text:style-name="P37">TASK-1 : </text:p>
          <text:list>
            <text:list-item>
              <text:p text:style-name="P37">==&gt; OK</text:p>
            </text:list-item>
          </text:list>
        </text:list-item>
      </text:list>
      <text:p text:style-name="P4">[next]</text:p>
      <text:list xml:id="list714857971105742474" text:style-name="L20">
        <text:list-item>
          <text:p text:style-name="P38">TASK : M-47 : <text:span text:style-name="T10">#23</text:span></text:p>
          <text:list>
            <text:list-item>
              <text:p text:style-name="P38"><text:soft-page-break/>“7. Conclusions and outlook”</text:p>
            </text:list-item>
          </text:list>
        </text:list-item>
      </text:list>
      <text:p text:style-name="P4">[further]</text:p>
      <text:p text:style-name="P12"><text:line-break/><text:span text:style-name="T5">[/ XXX] 20200705_184734</text:span></text:p>
      <text:p text:style-name="P5"/>
      <text:p text:style-name="P2"/>
      <text:p text:style-name="P4"><text:span text:style-name="T2">23.1_1</text:span>----------------------------------------------------------------</text:p>
      <text:p text:style-name="P7">[2] res free# JVEMV6 37#23.1_X / 37. miscs / 23. CO2 / 1. mind-map / 20200711_173126</text:p>
      <text:p text:style-name="P3"/>
      <text:p text:style-name="P4">[do] <text:span text:style-name="T4">#_ </text:span></text:p>
      <text:list xml:id="list5966838593468104171" text:style-name="L21">
        <text:list-item>
          <text:p text:style-name="P39">REVIEW </text:p>
        </text:list-item>
        <text:list-item>
          <text:p text:style-name="P39">TASK : M-47 : <text:span text:style-name="T10">#23 #23.1</text:span></text:p>
          <text:list>
            <text:list-item>
              <text:p text:style-name="P47">#23.1</text:p>
            </text:list-item>
            <text:list-item>
              <text:p text:style-name="P39">#23.3</text:p>
            </text:list-item>
            <text:list-item>
              <text:p text:style-name="P39">~ <text:span text:style-name="T10">#23.3.7</text:span></text:p>
            </text:list-item>
            <text:list-item>
              <text:p text:style-name="P39"/>
            </text:list-item>
          </text:list>
        </text:list-item>
      </text:list>
      <text:p text:style-name="P22">[next]</text:p>
      <text:list xml:id="list1709175492435134622" text:style-name="L22">
        <text:list-item>
          <text:p text:style-name="P40">TASK : <text:span text:style-name="T10">#23.4</text:span></text:p>
          <text:list>
            <text:list-item>
              <text:p text:style-name="P48"/>
            </text:list-item>
          </text:list>
        </text:list-item>
      </text:list>
      <text:p text:style-name="P4">[further]</text:p>
      <text:p text:style-name="P12"><text:line-break/><text:span text:style-name="T5">[/ XXX] </text:span></text:p>
      <text:p text:style-name="P5"/>
      <text:p text:style-name="P2"><text:soft-page-break/></text:p>
      <text:p text:style-name="P3"/>
      <text:p text:style-name="P4"><text:span text:style-name="T2">23.1_2</text:span>----------------------------------------------------------------</text:p>
      <text:p text:style-name="P7">[3] res free# JVEMV6 37#23.1_X / 37. miscs / 23. CO2 / 1. mind-map / 20200718_174555</text:p>
      <text:p text:style-name="P3"/>
      <text:p text:style-name="P4">[do] <text:span text:style-name="T4">#_ </text:span></text:p>
      <text:list xml:id="list6314544655727197359" text:style-name="L23">
        <text:list-item>
          <text:p text:style-name="P41">REVIEW </text:p>
        </text:list-item>
        <text:list-item>
          <text:p text:style-name="P41">TASK-1 : M-47 : <text:span text:style-name="T10">#23.4</text:span></text:p>
          <text:list>
            <text:list-item>
              <text:p text:style-name="P41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1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1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4">[next]</text:p>
      <text:list xml:id="list714173342844478656" text:style-name="L31">
        <text:list-item>
          <text:p text:style-name="P43">TASK : M-47</text:p>
          <text:list>
            <text:list-item>
              <text:p text:style-name="P43"><text:s/><text:span text:style-name="T10">#23.4.1</text:span></text:p>
            </text:list-item>
          </text:list>
        </text:list-item>
        <text:list-item>
          <text:p text:style-name="P43"/>
        </text:list-item>
      </text:list>
      <text:p text:style-name="P4">[further]</text:p>
      <text:p text:style-name="P5"><text:soft-page-break/><text:line-break/><text:span text:style-name="T5">[/ XXX] 20200718_182444</text:span></text:p>
      <text:p text:style-name="P3"/>
      <text:p text:style-name="P2">@@@</text:p>
      <text:p text:style-name="P4"><text:span text:style-name="T2">23.1_3</text:span>----------------------------------------------------------------</text:p>
      <text:p text:style-name="P7">[4] res free# JVEMV6 37#23.1_X / 37. miscs / 23. CO2 / 1. mind-map / XXX</text:p>
      <text:p text:style-name="P3"/>
      <text:p text:style-name="P4">[do] <text:span text:style-name="T4">#_ </text:span></text:p>
      <text:list xml:id="list3863038935443041520" text:style-name="L33">
        <text:list-item>
          <text:p text:style-name="P44">REVIEW </text:p>
        </text:list-item>
        <text:list-item>
          <text:p text:style-name="P44">TASK-1</text:p>
        </text:list-item>
      </text:list>
      <text:p text:style-name="P4">[next]</text:p>
      <text:list xml:id="list4489546758426752081" text:style-name="L34">
        <text:list-item>
          <text:p text:style-name="P45">TASK</text:p>
        </text:list-item>
      </text:list>
      <text:p text:style-name="P4">[further]</text:p>
      <text:p text:style-name="P5"><text:line-break/><text:span text:style-name="T5">[/ XXX] </text:span></text:p>
      <text:p text:style-name="P3"/>
      <text:p text:style-name="P3"/>
      <text:p text:style-name="P3"/>
      <text:p text:style-name="P3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7">[XX] res free# JVEMV6 37#23_X / 37. miscs / 23. CO2 / XXX</text:p>
      <text:p text:style-name="P4"/>
      <text:p text:style-name="P4">[do] <text:span text:style-name="T4">#_ </text:span></text:p>
      <text:list xml:id="list38535559" text:continue-list="list2148473080395660790" text:style-name="L19">
        <text:list-item>
          <text:p text:style-name="P37">REVIEW </text:p>
        </text:list-item>
        <text:list-item>
          <text:p text:style-name="P37"><text:soft-page-break/>TASK-1</text:p>
        </text:list-item>
      </text:list>
      <text:p text:style-name="P4">[next]</text:p>
      <text:list xml:id="list4587685793600138332" text:style-name="L35">
        <text:list-item>
          <text:p text:style-name="P46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7">res free# JVEMV6 37#23_X / 37. miscs / 23. CO2 / XXX</text:p>
      <text:p text:style-name="P4"/>
      <text:p text:style-name="P4">[do] <text:span text:style-name="T4">#_ </text:span></text:p>
      <text:list xml:id="list2157655879850973102" text:style-name="L26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read</text:p>
            </text:list-item>
          </text:list>
        </text:list-item>
      </text:list>
      <text:section text:style-name="Sect1" text:name="セクション8">
        <text:list xml:id="list38517312" text:continue-numbering="true" text:style-name="L26">
          <text:list-item>
            <text:list>
              <text:list-item>
                <text:list>
                  <text:list-item>
                    <text:p text:style-name="P42">aa</text:p>
                  </text:list-item>
                  <text:list-item>
                    <text:p text:style-name="P42">bb</text:p>
                  </text:list-item>
                  <text:list-item>
                    <text:p text:style-name="P42">cc</text:p>
                  </text:list-item>
                </text:list>
              </text:list-item>
            </text:list>
          </text:list-item>
        </text:list>
      </text:section>
      <text:list xml:id="list38543962" text:continue-numbering="true" text:style-name="L26">
        <text:list-item>
          <text:list>
            <text:list-item>
              <text:p text:style-name="P4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8541627" text:continue-numbering="true" text:style-name="L26">
        <text:list-item>
          <text:list>
            <text:list-item>
              <text:p text:style-name="P4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8516030" text:continue-numbering="true" text:style-name="L26">
        <text:list-item>
          <text:p text:style-name="P42"><text:soft-page-break/>aaa</text:p>
        </text:list-item>
        <text:list-item>
          <text:p text:style-name="P42">aa</text:p>
          <text:list>
            <text:list-item>
              <text:p text:style-name="P42"/>
            </text:list-item>
          </text:list>
        </text:list-item>
      </text:list>
      <text:p text:style-name="P14"/>
      <text:p text:style-name="P4"/>
      <text:p text:style-name="P4">[next]</text:p>
      <text:list xml:id="list5699560111231687135" text:style-name="L27">
        <text:list-item>
          <text:p text:style-name="P54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<text:soft-page-break/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1"/>
          </table:table-cell>
        </table:table-row>
        <table:table-row>
          <table:table-cell table:style-name="表1.A2" office:value-type="string">
            <text:p text:style-name="P3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3">###</text:p>
          </table:table-cell>
        </table:table-row>
        <table:table-row>
          <table:table-cell table:style-name="表1.A4" office:value-type="string">
            <text:p text:style-name="P21">C:\WORKS_2\WS\WS_Others.JVEMV6\JVEMV6\37_miscs\23_CO2\end_all.bat <text:s text:c="5"/><text:span text:style-name="T9">[3] res free# JVEMV6 37#23.1_X / 37. miscs / 23. CO2 / 1. mind-map / 20200718_174555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7"/>
      <text:p text:style-name="P7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909849774210534692" text:style-name="L28">
              <text:list-item>
                <text:p text:style-name="P18">C/P</text:p>
              </text:list-item>
              <text:list-item>
                <text:p text:style-name="P18">change</text:p>
                <text:list>
                  <text:list-item>
                    <text:p text:style-name="P1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9"/>
      <text:p text:style-name="P9"><text:soft-page-break/>steps </text:p>
      <text:p text:style-name="P9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8847012069922921300" text:style-name="L29">
              <text:list-item>
                <text:p text:style-name="P19">top of the title lines, change ==&gt; session number</text:p>
              </text:list-item>
              <text:list-item>
                <text:p text:style-name="P19">current session num ==&gt; increment</text:p>
              </text:list-item>
              <text:list-item>
                <text:p text:style-name="P1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2108002634975612547" text:style-name="L30">
              <text:list-item>
                <text:p text:style-name="P20">doc</text:p>
              </text:list-item>
              <text:list-item>
                <text:p text:style-name="P2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8"/>
      <text:p text:style-name="P8">close</text:p>
      <text:p text:style-name="P8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0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8T18:31:13.51</dc:date>
    <dc:creator>iwabuchi ken</dc:creator>
    <meta:editing-duration>P2DT3H21M12S</meta:editing-duration>
    <meta:editing-cycles>266</meta:editing-cycles>
    <meta:generator>OpenOffice/4.1.3$Win32 OpenOffice.org_project/413m1$Build-9783</meta:generator>
    <meta:document-statistic meta:table-count="14" meta:image-count="0" meta:object-count="0" meta:page-count="18" meta:paragraph-count="261" meta:word-count="984" meta:character-count="8128"/>
  </office:meta>
</office:document-meta>
</file>